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d73b6"/>
    </style:style>
    <style:style style:name="P2" style:family="paragraph" style:parent-style-name="Standard">
      <style:text-properties fo:color="#333333" style:font-name="Verdana" fo:font-size="11.5pt" fo:language="tr" fo:country="TR" officeooo:paragraph-rsid="000d73b6" style:font-size-asian="11.5pt" style:font-name-complex="Arial" style:font-size-complex="11.5pt"/>
    </style:style>
    <style:style style:name="P3" style:family="paragraph" style:parent-style-name="Standard">
      <style:text-properties officeooo:paragraph-rsid="000d73b6"/>
    </style:style>
    <style:style style:name="T1" style:family="text">
      <style:text-properties fo:language="tr" fo:country="T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XB (Java Architecture for XML Binding)</text:p>
      <text:p text:style-name="P1"/>
      <text:p text:style-name="P2">XJC Eclipse plugin’i indirilmelidir. Aşağıdaki adreste plugini elde etme ve kullanma anlatılmaktadır.</text:p>
      <text:p text:style-name="P1"/>
      <text:p text:style-name="P3"><text:a xlink:type="simple" xlink:href="https://jaxb-workshop.dev.java.net/servlets/ProjectDocumentList?folderID=4962&amp;expandFolder=4962&amp;folderID=0"><text:span text:style-name="Internet_20_link"><text:span text:style-name="T1">https://jaxb-workshop.dev.java.net/servlets/ProjectDocumentList?folderID=4962&amp;expandFolder=4962&amp;folderID=0</text:span></text:span></text:a></text:p>
      <text:p text:style-name="P1"/>
      <text:p text:style-name="P1">Indirilen zip dosyasi ilgili eclipse ide’sinin plugin dizini içinde açılmalıdır. Not: Açıldığında plugins isimli bir dizin oluşmaktadır. O dizinin altındaki dosyanın ide’nin plugin dizini içine kopyalanması gerekmektedir. ( Örn: org.jvnet.jaxbw.eclipse_1.1.0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Varsayılan_20_Paragraf_20_Yazı_20_Tipi" style:display-name="Varsayılan Paragraf Yazı Tipi" style:family="text"/>
    <style:style style:name="Internet_20_link" style:display-name="Internet link" style:family="text" style:parent-style-name="Varsayılan_20_Paragraf_20_Yazı_20_Tipi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41:29.057597153</meta:creation-date>
    <dc:date>2014-04-14T19:41:58.341071119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4" meta:word-count="49" meta:character-count="506" meta:non-whitespace-character-count="461"/>
    <meta:generator>LibreOffice/4.1.2.3$Linux_X86_64 LibreOffice_project/410m0$Build-3</meta:generator>
  </office:meta>
</office:document-meta>
</file>